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4.935cm"/>
    </style:style>
    <style:style style:name="co3" style:family="table-column">
      <style:table-column-properties fo:break-before="auto" style:column-width="17.029cm"/>
    </style:style>
    <style:style style:name="co4" style:family="table-column">
      <style:table-column-properties fo:break-before="auto" style:column-width="4.397cm"/>
    </style:style>
    <style:style style:name="co5" style:family="table-column">
      <style:table-column-properties fo:break-before="auto" style:column-width="14.025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co8"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5.08cm" fo:break-before="auto" style:use-optimal-row-height="false"/>
    </style:style>
    <style:style style:name="ro3" style:family="table-row">
      <style:table-row-properties style:row-height="3.579cm" fo:break-before="auto" style:use-optimal-row-height="true"/>
    </style:style>
    <style:style style:name="ro4" style:family="table-row">
      <style:table-row-properties style:row-height="3.552cm" fo:break-before="auto" style:use-optimal-row-height="true"/>
    </style:style>
    <style:style style:name="ro5" style:family="table-row">
      <style:table-row-properties style:row-height="4.05cm" fo:break-before="auto" style:use-optimal-row-height="false"/>
    </style:style>
    <style:style style:name="ro6" style:family="table-row">
      <style:table-row-properties style:row-height="3.053cm" fo:break-before="auto" style:use-optimal-row-height="false"/>
    </style:style>
    <style:style style:name="ro7" style:family="table-row">
      <style:table-row-properties style:row-height="2.552cm" fo:break-before="auto" style:use-optimal-row-height="true"/>
    </style:style>
    <style:style style:name="ro8" style:family="table-row">
      <style:table-row-properties style:row-height="5.872cm" fo:break-before="auto" style:use-optimal-row-height="false"/>
    </style:style>
    <style:style style:name="ro9" style:family="table-row">
      <style:table-row-properties style:row-height="5.831cm" fo:break-before="auto" style:use-optimal-row-height="false"/>
    </style:style>
    <style:style style:name="ro10" style:family="table-row">
      <style:table-row-properties style:row-height="3.844cm" fo:break-before="auto" style:use-optimal-row-height="false"/>
    </style:style>
    <style:style style:name="ro11" style:family="table-row">
      <style:table-row-properties style:row-height="3.053cm" fo:break-before="auto" style:use-optimal-row-height="true"/>
    </style:style>
    <style:style style:name="ro12" style:family="table-row">
      <style:table-row-properties style:row-height="1.579cm" fo:break-before="auto" style:use-optimal-row-height="true"/>
    </style:style>
    <style:style style:name="ro13" style:family="table-row">
      <style:table-row-properties style:row-height="2.053cm" fo:break-before="auto" style:use-optimal-row-height="true"/>
    </style:style>
    <style:style style:name="ro14" style:family="table-row">
      <style:table-row-properties style:row-height="5.133cm" fo:break-before="auto" style:use-optimal-row-height="false"/>
    </style:style>
    <style:style style:name="ro15" style:family="table-row">
      <style:table-row-properties style:row-height="0.529cm" fo:break-before="auto" style:use-optimal-row-height="false"/>
    </style:style>
    <style:style style:name="ro16" style:family="table-row">
      <style:table-row-properties style:row-height="0.452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6"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7"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DejaVu Sans"/>
    </style:style>
    <style:style style:name="ce3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DejaVu Sans"/>
    </style:style>
    <style:style style:name="ce44"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DejaVu Sans"/>
    </style:style>
    <style:style style:name="ce12"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DejaVu Sans"/>
    </style:style>
    <style:style style:name="ce46"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DejaVu Sans"/>
    </style:style>
    <style:style style:name="ce47"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DejaVu Sans"/>
    </style:style>
    <style:style style:name="ce57" style:family="table-cell" style:parent-style-name="Default">
      <style:table-cell-properties fo:background-color="#ec9ba4" style:text-align-source="fix" style:repeat-content="false" fo:wrap-option="wrap" fo:border="0.06pt solid #000000" style:vertical-align="middle"/>
      <style:paragraph-properties fo:text-align="start" fo:margin-left="0cm"/>
      <style:text-properties style:font-name="DejaVu Sans"/>
    </style:style>
    <style:style style:name="ce6"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55"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DejaVu Sans"/>
    </style:style>
    <style:style style:name="ce21"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59"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60"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61"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62"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80"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0"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8"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69"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0"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9"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Microsoft YaHei"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DejaVu Sans"/>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style>
    <style:style style:name="T5"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size-asian="12pt" fo:font-size="12pt" style:font-size-complex="12pt"/>
    </style:style>
    <style:style style:name="T8" style:family="text">
      <style:text-properties style:font-size-asian="12pt" fo:font-size="12pt" style:font-size-complex="12pt" fo:color="#000000"/>
    </style:style>
    <style:style style:name="T9" style:family="text">
      <style:text-properties style:font-size-asian="12pt" fo:font-size="12pt" style:font-size-complex="12pt" fo:color="#000000" style:language-asian="zh" style:country-asian="CN" style:font-name-complex="Calibri" style:text-overline-style="none" style:text-overline-color="font-color" style:font-relief="none" style:text-emphasize="none" style:font-style-complex="normal" style:font-style-asian="normal" style:font-weight-complex="normal" style:font-weight-asian="normal" fo:language="fr" fo:country="FR" style:text-line-through-mode="continuous" style:font-name="DejaVu Sans" fo:font-weight="normal" style:text-underline-style="none" style:text-underline-color="font-color" style:text-line-through-type="none" fo:font-style="normal" style:text-outline="false" fo:text-shadow="none" style:font-name-asian="Microsoft YaHei" style:language-complex="hi" style:country-complex="IN"/>
    </style:style>
    <style:style style:name="T10"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2"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3"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4"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5" style:family="text">
      <style:text-properties style:text-overline-style="none" style:text-overline-color="font-color" style:font-relief="none" style:font-name="DejaVu Sans" fo:font-size="12pt" fo:font-weight="normal" style:text-underline-style="none" style:text-underline-color="font-color" style:text-line-through-type="none" fo:font-style="normal" style:text-outline="false" fo:text-shadow="none" style:text-line-through-mode="continuous" fo:language="fr" fo:country="FR" fo:color="#000000" style:language-complex="hi" style:country-complex="IN" style:language-asian="zh" style:country-asian="CN" style:font-name-asian="Microsoft YaHei" style:font-name-complex="Arial" style:font-size-asian="12pt" style:font-size-complex="12pt" style:font-weight-asian="normal" style:font-weight-complex="normal" style:font-style-asian="normal" style:font-style-complex="normal" style:text-emphasize="none"/>
    </style:style>
    <style:style style:name="T16" style:family="text">
      <style:text-properties fo:font-size="12pt" style:font-size-asian="12pt" style:font-size-complex="12pt"/>
    </style:style>
    <style:style style:name="T17" style:family="text">
      <style:text-properties fo:font-size="12pt" style:font-size-asian="12pt" style:text-overline-style="none" style:text-overline-color="font-color"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name-complex="Calibri" style:font-weight-asian="normal" style:font-weight-complex="normal" style:font-style-asian="normal" style:font-style-complex="normal" style:text-emphasize="none" style:font-relief="none" style:language-complex="hi" style:country-complex="IN" style:font-name="DejaVu Sans" style:font-size-complex="12pt"/>
    </style:style>
    <style:style style:name="T18" style:family="text">
      <style:text-properties fo:font-size="12pt" style:font-size-asian="12pt" style:text-overline-style="none" style:text-overline-color="font-color"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language-complex="hi" style:country-complex="IN" style:font-name="DejaVu Sans" style:font-size-complex="12pt" style:font-name-complex="Arial" style:font-name-asian="Noto Sans CJK S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32" table:number-columns-repeated="20"/>
          <table:table-cell table:number-columns-repeated="998"/>
        </table:table-row>
        <table:table-row table:style-name="ro2">
          <table:table-cell table:style-name="ce5" office:value-type="string" calcext:value-type="string">
            <text:p>Référencement naturel (SEO)</text:p>
          </table:table-cell>
          <table:table-cell table:style-name="ce12" office:value-type="string" calcext:value-type="string">
            <text:p>lang="Default"</text:p>
          </table:table-cell>
          <table:table-cell table:style-name="ce6" office:value-type="string" calcext:value-type="string">
            <text:p>Il manque la déclaration du langage de la page (qui permet à Google de le détecter automatiquement).</text:p>
          </table:table-cell>
          <table:table-cell table:style-name="ce21" office:value-type="string" calcext:value-type="string">
            <text:p>Il faut indiquer le langage de la page dans cette balise. Toute la page étant exclusivement en français, il faut indiquer :</text:p>
            <text:p><text:span text:style-name="T5">lang= « fr »</text:span></text:p>
          </table:table-cell>
          <table:table-cell table:style-name="ce30" office:value-type="string" calcext:value-type="string">
            <text:p>Action Réalisée</text:p>
          </table:table-cell>
          <table:table-cell table:style-name="ce6" office:value-type="string" calcext:value-type="string">
            <text:p>w3.org</text:p>
          </table:table-cell>
          <table:table-cell table:style-name="ce33" table:number-columns-repeated="57"/>
          <table:table-cell table:style-name="ce34" table:number-columns-repeated="961"/>
        </table:table-row>
        <table:table-row table:style-name="ro3">
          <table:table-cell table:style-name="ce5" office:value-type="string" calcext:value-type="string">
            <text:p>Référencement naturel (SEO)</text:p>
          </table:table-cell>
          <table:table-cell table:style-name="ce12" office:value-type="string" calcext:value-type="string">
            <text:p>&lt;title&gt;.&lt;/title&gt;</text:p>
          </table:table-cell>
          <table:table-cell table:style-name="ce6"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6" office:value-type="string" calcext:value-type="string">
            <text:p/>
            <text:p><text:span text:style-name="T6">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span></text:p>
          </table:table-cell>
          <table:table-cell table:style-name="ce30" office:value-type="string" calcext:value-type="string">
            <text:p>Action Réalisée</text:p>
          </table:table-cell>
          <table:table-cell table:style-name="ce6" office:value-type="string" calcext:value-type="string">
            <text:p><text:s/>Optimisez le contenu de vos pages (contenu Openclassrooms)</text:p>
          </table:table-cell>
          <table:table-cell table:style-name="ce33" table:number-columns-repeated="57"/>
          <table:table-cell table:style-name="ce34" table:number-columns-repeated="961"/>
        </table:table-row>
        <table:table-row table:style-name="ro3">
          <table:table-cell table:style-name="ce5" office:value-type="string" calcext:value-type="string">
            <text:p>Référencement naturel (SEO)</text:p>
          </table:table-cell>
          <table:table-cell table:style-name="ce12" office:value-type="string" calcext:value-type="string">
            <text:p>&lt;meta name="description" content=""&gt;</text:p>
          </table:table-cell>
          <table:table-cell table:style-name="ce6" office:value-type="string" calcext:value-type="string">
            <text:p>La description du site dans la balise &lt;meta&gt; est presque aussi importante que la balise &lt;title&gt;. Il faut y placer des mots clés pour permettre la compréhension du sujet de la page par Google. e contenu de cette balise sera par ailleurs affiché par Google sous le titre pour présenter la page dans ses résultats de recherche (ce contenu est donc un enjeu pour la compréhension de la page par les utilisateurs). </text:p>
          </table:table-cell>
          <table:table-cell table:style-name="ce59" office:value-type="string" calcext:value-type="string">
            <text:p><text:span text:style-name="T7">Il convient de placer à cet endroit une description claire de la page (autour de 160 caractères maximum, avec possibilité d’en ajo</text:span><text:span text:style-name="T8">uter un peu mais le surplus de caractère sera tronqué par Google dans les résultats de recherche). On peut r</text:span><text:span text:style-name="T9">emplacer la description par : "La Panthère est une agence de web design basée à Lyon qui aide les entreprises a développer leur image en les rendant attractives et visibles sur internet. »</text:span></text:p>
          </table:table-cell>
          <table:table-cell table:style-name="ce30" office:value-type="string" calcext:value-type="string">
            <text:p>Action Réalisée</text:p>
          </table:table-cell>
          <table:table-cell table:style-name="ce6" office:value-type="string" calcext:value-type="string">
            <text:p>Optimisez le contenu de vos pages (contenu Openclassrooms)</text:p>
          </table:table-cell>
          <table:table-cell table:style-name="ce33" table:number-columns-repeated="57"/>
          <table:table-cell table:style-name="ce34" table:number-columns-repeated="961"/>
        </table:table-row>
        <table:table-row table:style-name="ro4">
          <table:table-cell table:style-name="ce5" office:value-type="string" calcext:value-type="string">
            <text:p>Référencement naturel (SEO)</text:p>
          </table:table-cell>
          <table:table-cell table:style-name="ce12" office:value-type="string" calcext:value-type="string">
            <text:p>Mauvaise stratégie sur les partenaires et les backlinks </text:p>
          </table:table-cell>
          <table:table-cell table:style-name="ce6"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e fait de rajouter des annuaires est une technique devenue peu efficace pour améliorer le score SEO. </text:p>
          </table:table-cell>
          <table:table-cell table:style-name="ce6"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30" office:value-type="string" calcext:value-type="string">
            <text:p>Action Réalisée </text:p>
          </table:table-cell>
          <table:table-cell table:style-name="ce6" office:value-type="string" calcext:value-type="string">
            <text:p><text:a xlink:href="https://optimiz.me/echange-de-liens-faire-connaitre-son-site/" xlink:type="simple">Optimiz.me</text:a></text:p>
          </table:table-cell>
          <table:table-cell table:style-name="ce33" table:number-columns-repeated="57"/>
          <table:table-cell table:style-name="ce34" table:number-columns-repeated="961"/>
        </table:table-row>
        <table:table-row table:style-name="ro5">
          <table:table-cell table:style-name="ce5" office:value-type="string" calcext:value-type="string">
            <text:p>Référencement naturel (SEO)</text:p>
          </table:table-cell>
          <table:table-cell table:style-name="ce12" office:value-type="string" calcext:value-type="string">
            <text:p>La page de contact est nommée « page2 ».</text:p>
          </table:table-cell>
          <table:table-cell table:style-name="ce6" office:value-type="string" calcext:value-type="string">
            <text:p>Ce nom de page ne permet aucunement de comprendre le sujet ou le but de la page, ni pour Google, ni pour les visiteurs.</text:p>
          </table:table-cell>
          <table:table-cell table:style-name="ce21" office:value-type="string" calcext:value-type="string">
            <text:p><text:span text:style-name="T10">Il convient de nommer correctement la page </text:span><text:span text:style-name="T11">pour que cela soit plus explicite (</text:span><text:span text:style-name="T12">ainsi que le nom du fichier en « contact.html » et les occurrences dans le code).</text:span></text:p>
            <text:p><text:span text:style-name="T13">Il faut par exemple que le référencement fonctionne bien en recherchant : « La panthère contact ». Donc on va r</text:span><text:span text:style-name="T14">enommer cette page par «Contact - Agence La Panthère» (dans la balise « title).</text:span></text:p>
          </table:table-cell>
          <table:table-cell table:style-name="ce30" office:value-type="string" calcext:value-type="string">
            <text:p>Action Réalisée </text:p>
          </table:table-cell>
          <table:table-cell table:style-name="ce6" office:value-type="string" calcext:value-type="string">
            <text:p><text:a xlink:href="https://stylistme.com/marketing-digital/seo/comment-choisir-les-meilleures-url" xlink:type="simple">Stylistme.com</text:a></text:p>
          </table:table-cell>
          <table:table-cell table:style-name="ce33" table:number-columns-repeated="57"/>
          <table:table-cell table:style-name="ce34" table:number-columns-repeated="961"/>
        </table:table-row>
        <table:table-row table:style-name="ro6">
          <table:table-cell table:style-name="ce36" office:value-type="string" calcext:value-type="string">
            <text:p>Accessibilité et <text:s/>référencement naturel (SEO) </text:p>
          </table:table-cell>
          <table:table-cell table:style-name="ce45" office:value-type="string" calcext:value-type="string">
            <text:p>Il manque les balises sémantiques</text:p>
          </table:table-cell>
          <table:table-cell table:style-name="ce55" office:value-type="string" calcext:value-type="string">
            <text:p>Les balises sémantiques permettent une meilleure accessibilité des contenu pour les personnes nécessitant des outils de lecture de site dans la navigation web. </text:p>
          </table:table-cell>
          <table:table-cell table:style-name="ce60" office:value-type="string" calcext:value-type="string">
            <text:p>Il est impératif pour l’accessibilité d’utiliser à minima les principales balises sémantiques : header, main, section, footer…</text:p>
          </table:table-cell>
          <table:table-cell table:style-name="ce68" office:value-type="string" calcext:value-type="string">
            <text:p>Action Réalisée </text:p>
          </table:table-cell>
          <table:table-cell table:style-name="ce55" office:value-type="string" calcext:value-type="string">
            <text:p><text:span text:style-name="T3"><text:a xlink:href="https://openclassrooms.com/fr/courses/6691451-codez-un-site-web-accessible-avec-html-css/6939560-creez-le-squelette-de-votre-page-web" xlink:type="simple">Cours OC -Créez le squelette de votre page web </text:a></text:span><text:span text:style-name="T3">(contenu Openclassrooms)</text:span></text:p>
          </table:table-cell>
          <table:table-cell table:style-name="ce33" table:number-columns-repeated="57"/>
          <table:table-cell table:style-name="ce34" table:number-columns-repeated="961"/>
        </table:table-row>
        <table:table-row table:style-name="ro7">
          <table:table-cell table:style-name="ce36" office:value-type="string" calcext:value-type="string">
            <text:p>Accessibilité et <text:s/>référencement naturel (SEO) </text:p>
          </table:table-cell>
          <table:table-cell table:style-name="ce45" office:value-type="string" calcext:value-type="string">
            <text:p>Les balises « alt » sont absentes ou mal complétées</text:p>
          </table:table-cell>
          <table:table-cell table:style-name="ce55"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60" office:value-type="string" calcext:value-type="string">
            <text:p><text:span text:style-name="T15">Il faut faire en sorte que toutes les images aient cette balise avec un contenu qui favorise la compréhension de l’image et le SEO. </text:span>Les balises « alt » doivent être renseignées avec des mots-clés en rapport avec l’activité de l’agence et le contenu dans la balise doit être cohérent et doit permettre la compréhension.</text:p>
            <text:p><text:span text:style-name="T1"/></text:p>
          </table:table-cell>
          <table:table-cell table:style-name="ce68" office:value-type="string" calcext:value-type="string">
            <text:p>Action Réalisée </text:p>
          </table:table-cell>
          <table:table-cell table:style-name="ce55" office:value-type="string" calcext:value-type="string">
            <text:p><text:a xlink:href="https://smartkeyword.io/seo-on-page-images-attribut-alt/" xlink:type="simple">Smartkeyword.io</text:a></text:p>
          </table:table-cell>
          <table:table-cell table:style-name="ce33" table:number-columns-repeated="57"/>
          <table:table-cell table:style-name="ce34" table:number-columns-repeated="961"/>
        </table:table-row>
        <table:table-row table:style-name="ro8">
          <table:table-cell table:style-name="ce36" office:value-type="string" calcext:value-type="string">
            <text:p>Accessibilité et <text:s/>référencement naturel (SEO) </text:p>
          </table:table-cell>
          <table:table-cell table:style-name="ce45" office:value-type="string" calcext:value-type="string">
            <text:p>Problème d’intégration sur la « page 2 »</text:p>
          </table:table-cell>
          <table:table-cell table:style-name="ce55" office:value-type="string" calcext:value-type="string">
            <text:p><text:span text:style-name="T2">Le formulaire est très mal intégré et rend la page peu agréable à visiter. Par ailleurs, l</text:span>e menu est largement tronqué en bord de fenêtre. Or, Google pénalise le contenu qui caché. </text:p>
          </table:table-cell>
          <table:table-cell table:style-name="ce55"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68" office:value-type="string" calcext:value-type="string">
            <text:p>Action Réalisée </text:p>
          </table:table-cell>
          <table:table-cell table:style-name="ce55" office:value-type="string" calcext:value-type="string">
            <text:p><text:a xlink:href="https://www.powertrafic.fr/texte-cache-seo/" xlink:type="simple">Powertrafic</text:a></text:p>
          </table:table-cell>
          <table:table-cell table:number-columns-repeated="1018"/>
        </table:table-row>
        <table:table-row table:style-name="ro9">
          <table:table-cell table:style-name="ce37" office:value-type="string" calcext:value-type="string">
            <text:p>Accessibilité, amélioration technique et référencement naturel (SEO) </text:p>
          </table:table-cell>
          <table:table-cell table:style-name="ce46" office:value-type="string" calcext:value-type="string">
            <text:p>Des parties textuelles ont été intégrées au site via des images</text:p>
          </table:table-cell>
          <table:table-cell table:style-name="ce37" office:value-type="string" calcext:value-type="string">
            <text:p><text:span text:style-name="T3">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 3 – le format image ne permet pas la lecture de mots-clés pertinents par Google.</text:p>
          </table:table-cell>
          <table:table-cell table:style-name="ce61" office:value-type="string" calcext:value-type="string">
            <text:p>Il faut remplacer ces images par du texte dans le HTML.</text:p>
          </table:table-cell>
          <table:table-cell table:style-name="ce69" office:value-type="string" calcext:value-type="string">
            <text:p>Action Réalisée </text:p>
          </table:table-cell>
          <table:table-cell table:style-name="ce37" office:value-type="string" calcext:value-type="string">
            <text:p>Allégez les pages de votre site (contenu Openclassrooms)</text:p>
          </table:table-cell>
          <table:table-cell table:style-name="ce33" table:number-columns-repeated="57"/>
          <table:table-cell table:style-name="ce34" table:number-columns-repeated="961"/>
        </table:table-row>
        <table:table-row table:style-name="ro10">
          <table:table-cell table:style-name="ce38" office:value-type="string" calcext:value-type="string">
            <text:p>Amélioration technique (SEO)</text:p>
          </table:table-cell>
          <table:table-cell table:style-name="ce47" office:value-type="string" calcext:value-type="string">
            <text:p>&lt;meta name="keywords" content= xxxxxxxx&gt;</text:p>
          </table:table-cell>
          <table:table-cell table:style-name="ce38" office:value-type="string" calcext:value-type="string">
            <text:p><text:span text:style-name="T3">L’utilisation de « meta name="keywords" » </text:span>est dépréciée. Cela n’a plus aucune efficacité<text:span text:style-name="T4"> et peut même être pénalisant s’il y a trop de mot-clés placés à cet endroit (c’est le cas ici avec la répétition des mots « agence design » 10 fois consécutives)</text:span></text:p>
          </table:table-cell>
          <table:table-cell table:style-name="ce62" office:value-type="string" calcext:value-type="string">
            <text:p>Il faut supprimer cette balise. Les mots-clés pourront être placés ailleurs sur la page.</text:p>
          </table:table-cell>
          <table:table-cell table:style-name="ce70" office:value-type="string" calcext:value-type="string">
            <text:p>Action Réalisée </text:p>
          </table:table-cell>
          <table:table-cell table:style-name="ce38" office:value-type="string" calcext:value-type="string">
            <text:p><text:a xlink:href="https://optimiz.me/la-balise-meta-keywords/" xlink:type="simple">Optimiz.me</text:a></text:p>
          </table:table-cell>
          <table:table-cell table:style-name="ce33" table:number-columns-repeated="57"/>
          <table:table-cell table:style-name="ce34" table:number-columns-repeated="961"/>
        </table:table-row>
        <table:table-row table:style-name="ro11">
          <table:table-cell table:style-name="ce38" office:value-type="string" calcext:value-type="string">
            <text:p>Amélioration technique (SEO)</text:p>
          </table:table-cell>
          <table:table-cell table:style-name="ce47" office:value-type="string" calcext:value-type="string">
            <text:p>des mots-clés sont présents en petit et sur fond blanc</text:p>
          </table:table-cell>
          <table:table-cell table:style-name="ce3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le malus appliqué peut perdurer longtemps.</text:p>
          </table:table-cell>
          <table:table-cell table:style-name="ce62"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70" office:value-type="string" calcext:value-type="string">
            <text:p>Action Réalisée </text:p>
          </table:table-cell>
          <table:table-cell table:style-name="ce38" office:value-type="string" calcext:value-type="string">
            <text:p>Analysez le fonctionnement de Google (contenu Openclassrooms)</text:p>
          </table:table-cell>
          <table:table-cell table:style-name="ce33" table:number-columns-repeated="57"/>
          <table:table-cell table:style-name="ce34" table:number-columns-repeated="961"/>
        </table:table-row>
        <table:table-row table:style-name="ro12">
          <table:table-cell table:style-name="ce38" office:value-type="string" calcext:value-type="string">
            <text:p>Amélioration technique (SEO)</text:p>
          </table:table-cell>
          <table:table-cell table:style-name="ce47" office:value-type="string" calcext:value-type="string">
            <text:p>L’attribut « defer » n’est pas présent sur plusieurs script</text:p>
          </table:table-cell>
          <table:table-cell table:style-name="ce38" office:value-type="string" calcext:value-type="string">
            <text:p>Sans présence de cet attribut, les scripts chargent en simultané avec le HTML et le CSS. </text:p>
          </table:table-cell>
          <table:table-cell table:style-name="ce38" office:value-type="string" calcext:value-type="string">
            <text:p><text:span text:style-name="T16"/></text:p>
            <text:p><text:span text:style-name="T17">Il faut ajouter l’attribut « defer » sur tous les scripts. Cela permettra</text:span><text:span text:style-name="T18"> d’optimiser la vitesse de chargement du site et donc son SEO.</text:span></text:p>
          </table:table-cell>
          <table:table-cell table:style-name="ce70" office:value-type="string" calcext:value-type="string">
            <text:p>Action Réalisée </text:p>
          </table:table-cell>
          <table:table-cell table:style-name="ce38" office:value-type="string" calcext:value-type="string">
            <text:p><text:a xlink:href="https://seo-hacker.com/optimizing-site-speed-asynchronous-deferred-javascript/" xlink:type="simple">Seo-hacker</text:a></text:p>
          </table:table-cell>
          <table:table-cell table:style-name="ce33" table:number-columns-repeated="57"/>
          <table:table-cell table:style-name="ce34" table:number-columns-repeated="961"/>
        </table:table-row>
        <table:table-row table:style-name="ro13">
          <table:table-cell table:style-name="ce38" office:value-type="string" calcext:value-type="string">
            <text:p>Amélioration technique (SEO)</text:p>
          </table:table-cell>
          <table:table-cell table:style-name="ce47" office:value-type="string" calcext:value-type="string">
            <text:p>Format des images non optimisés pour le chargement de la page</text:p>
          </table:table-cell>
          <table:table-cell table:style-name="ce38" office:value-type="string" calcext:value-type="string">
            <text:p>Les formats JPEG ou PNG ne sont pas les plus optimaux pour charger une page rapidement.</text:p>
          </table:table-cell>
          <table:table-cell table:style-name="ce62"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70" office:value-type="string" calcext:value-type="string">
            <text:p>Action Réalisée </text:p>
          </table:table-cell>
          <table:table-cell table:style-name="ce38" office:value-type="string" calcext:value-type="string">
            <text:p><text:a xlink:href="https://www.seonity.com/format-image-webp-seo/" xlink:type="simple">Seonity</text:a></text:p>
          </table:table-cell>
          <table:table-cell table:style-name="ce33" table:number-columns-repeated="57"/>
          <table:table-cell table:style-name="ce34" table:number-columns-repeated="961"/>
        </table:table-row>
        <table:table-row table:style-name="ro14">
          <table:table-cell table:style-name="ce44" office:value-type="string" calcext:value-type="string">
            <text:p>Accessibilité</text:p>
          </table:table-cell>
          <table:table-cell table:style-name="ce57" office:value-type="string" calcext:value-type="string">
            <text:p>Le texte est trop petit par endroit</text:p>
          </table:table-cell>
          <table:table-cell table:style-name="ce44" office:value-type="string" calcext:value-type="string">
            <text:p>Une taille du texte adaptée est un critère d’accessibilité important pour les malvoyants. On s’occupant de ce sujet, on profite d’un « effet bateau » (la modification va profiter aux malvoyants mais rendra par ailleurs le site agréable pour toute personne).</text:p>
          </table:table-cell>
          <table:table-cell table:style-name="ce80" office:value-type="string" calcext:value-type="string">
            <text:p/>
            <text:p><text:span text:style-name="T6">Il faut augmenter la police des textes trop petits pour être lus facilement : on passe la « font-size » des paragraphes de 11px à 15px.</text:span></text:p>
          </table:table-cell>
          <table:table-cell table:style-name="ce89" office:value-type="string" calcext:value-type="string">
            <text:p>Action Réalisée </text:p>
          </table:table-cell>
          <table:table-cell table:style-name="ce44" office:value-type="string" calcext:value-type="string">
            <text:p><text:a xlink:href="https://www.lafabriquedunet.fr/creation-site-vitrine/articles/guide-accessibilite-site-web/" xlink:type="simple">La fabrique du Net</text:a></text:p>
          </table:table-cell>
          <table:table-cell table:style-name="ce34" table:number-columns-repeated="1018"/>
        </table:table-row>
        <table:table-row table:style-name="ro1" table:number-rows-repeated="959">
          <table:table-cell table:number-columns-repeated="1024"/>
        </table:table-row>
        <table:table-row table:style-name="ro15" table:number-rows-repeated="1047576">
          <table:table-cell table:number-columns-repeated="1024"/>
        </table:table-row>
        <table:table-row table:style-name="ro16" table:number-rows-repeated="25">
          <table:table-cell table:number-columns-repeated="1024"/>
        </table:table-row>
        <table:table-row table:style-name="ro16">
          <table:table-cell table:number-columns-repeated="1024"/>
        </table:table-row>
      </table:table>
      <table:table table:name="Feuille2" table:style-name="ta2">
        <table:table-column table:style-name="co8" table:default-cell-style-name="Default"/>
        <table:table-row table:style-name="ro1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9">00/00/0000</text:date>, <text:time style:data-style-name="N2" text:time-value="00:09:32.515025957">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09T00:42:53.954798303</dc:date>
    <meta:generator>LibreOffice/6.4.7.2$Linux_X86_64 LibreOffice_project/40$Build-2</meta:generator>
    <meta:editing-duration>PT1H15M32S</meta:editing-duration>
    <meta:editing-cycles>14</meta:editing-cycles>
    <meta:document-statistic meta:table-count="2" meta:cell-count="9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